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85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3.594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522cm"/>
    </style:style>
    <style:style style:name="gr8" style:family="graphic" style:parent-style-name="standard">
      <style:graphic-properties draw:textarea-horizontal-align="justify" draw:textarea-vertical-align="middle" draw:auto-grow-height="false" fo:min-height="1.072cm" fo:min-width="2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6cm" svg:height="3.7cm" svg:x="7.5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2cm" svg:x="7.2cm" svg:y="5.8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cm" svg:height="2.2cm" svg:x="6.4cm" svg:y="8.3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4cm" svg:height="3.2cm" svg:x="7.2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7cm" svg:height="3.9cm" svg:x="4.4cm" svg:y="1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6.5cm" svg:height="3.1cm" svg:x="10.5cm" svg:y="15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8cm" svg:height="2cm" svg:x="1.3cm" svg:y="20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5.1cm" svg:height="2.1cm" svg:x="6.2cm" svg:y="2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03.842123164</meta:creation-date>
    <dc:date>2019-09-12T11:40:25.599455432</dc:date>
    <meta:editing-duration>PT6M22S</meta:editing-duration>
    <meta:editing-cycles>1</meta:editing-cycles>
    <meta:document-statistic meta:object-count="8"/>
    <meta:generator>LibreOffice/6.0.7.3$Linux_X86_64 LibreOffice_project/00m0$Build-3</meta:generator>
  </office:meta>
</office:document-meta>
</file>